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68621F40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vol_5f_table" style:display-name="evol_table" style:family="table">
      <style:table-properties style:width="16.896cm" fo:margin-left="0.079cm" fo:margin-top="0cm" fo:margin-bottom="0cm" fo:break-before="auto" fo:break-after="auto" table:align="left" style:writing-mode="lr-tb"/>
    </style:style>
    <style:style style:name="evol_5f_table.A" style:display-name="evol_table.A" style:family="table-column">
      <style:table-column-properties style:column-width="1.72cm"/>
    </style:style>
    <style:style style:name="evol_5f_table.B" style:display-name="evol_table.B" style:family="table-column">
      <style:table-column-properties style:column-width="15.177cm"/>
    </style:style>
    <style:style style:name="evol_5f_table.1" style:display-name="evol_table.1" style:family="table-row">
      <style:table-row-properties style:min-row-height="0.252cm" fo:keep-together="auto"/>
    </style:style>
    <style:style style:name="evol_5f_table.A1" style:display-name="evol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evol_5f_table.2" style:display-name="evol_table.2" style:family="table-row">
      <style:table-row-properties style:min-row-height="0.169cm" fo:keep-together="auto"/>
    </style:style>
    <style:style style:name="evol_5f_table.A2" style:display-name="evol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corrective_5f_table" style:display-name="corrective_table" style:family="table">
      <style:table-properties style:width="16.896cm" fo:margin-left="0.079cm" fo:margin-top="0cm" fo:margin-bottom="0cm" table:align="left" style:writing-mode="lr-tb"/>
    </style:style>
    <style:style style:name="corrective_5f_table.A" style:display-name="corrective_table.A" style:family="table-column">
      <style:table-column-properties style:column-width="1.72cm"/>
    </style:style>
    <style:style style:name="corrective_5f_table.B" style:display-name="corrective_table.B" style:family="table-column">
      <style:table-column-properties style:column-width="15.177cm"/>
    </style:style>
    <style:style style:name="corrective_5f_table.1" style:display-name="corrective_table.1" style:family="table-row">
      <style:table-row-properties style:min-row-height="0.252cm" fo:keep-together="auto"/>
    </style:style>
    <style:style style:name="corrective_5f_table.A1" style:display-name="corrective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corrective_5f_table.2" style:display-name="corrective_table.2" style:family="table-row">
      <style:table-row-properties style:min-row-height="0.169cm" fo:keep-together="auto"/>
    </style:style>
    <style:style style:name="corrective_5f_table.A2" style:display-name="corrective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text-properties officeooo:paragraph-rsid="0011324b"/>
    </style:style>
    <style:style style:name="P2" style:family="paragraph" style:parent-style-name="Footer">
      <style:text-properties officeooo:paragraph-rsid="0011324b"/>
    </style:style>
    <style:style style:name="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9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05c23e" officeooo:paragraph-rsid="0005c23e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8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19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2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T1" style:family="text">
      <style:text-properties style:font-name="Avenir Book" fo:font-size="9pt" style:font-size-asian="9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0pt" officeooo:rsid="0005c23e" style:font-size-asian="10pt" style:font-size-complex="10pt"/>
    </style:style>
    <style:style style:name="T4" style:family="text">
      <style:text-properties officeooo:rsid="000df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3">Data: [RELEASE_DATE]</text:span></text:p>
      <text:p text:style-name="P7"/>
      <text:p text:style-name="P8"><text:bookmark text:name="Unknown4"/><text:bookmark text:name="Unknown"/><field:fieldmark text:name="__Fieldmark__145_787671938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8"/>
      <text:h text:style-name="P18" text:outline-level="2"><text:s/></text:h>
      <text:h text:style-name="P20" text:outline-level="2">INTRODUÇÃO: </text:h>
      <text:h text:style-name="P19" text:outline-level="2">Esse documento provê informação para especificação da Versão <text:span text:style-name="T4">[VERSION_NAME] do produto [PRODUCT_NAME].</text:span></text:h>
      <text:p text:style-name="P10"/>
      <text:p text:style-name="P14">A <text:span text:style-name="T2">Consenso </text:span>recomenda que esta versão deva ser iniciada no <text:span text:style-name="T4">[TARGET_ENV].</text:span></text:p>
      <text:p text:style-name="P9"/>
      <text:p text:style-name="P15">Evolutivas:</text:p>
      <text:p text:style-name="P11"/>
      <table:table table:name="evol_table" table:style-name="evol_5f_table">
        <table:table-column table:style-name="evol_5f_table.A"/>
        <table:table-column table:style-name="evol_5f_table.B"/>
        <table:table-row table:style-name="evol_5f_table.1">
          <table:table-cell table:style-name="evol_5f_table.A1" office:value-type="string">
            <text:p text:style-name="P12">RM</text:p>
          </table:table-cell>
          <table:table-cell table:style-name="evol_5f_table.A1" office:value-type="string">
            <text:p text:style-name="P13">Descrição</text:p>
          </table:table-cell>
        </table:table-row>
        <table:table-row table:style-name="evol_5f_table.2">
          <table:table-cell table:style-name="evol_5f_table.A2" office:value-type="string">
            <text:p text:style-name="P6">[RM_EVOL_ID]</text:p>
          </table:table-cell>
          <table:table-cell table:style-name="evol_5f_table.A2" office:value-type="string">
            <text:p text:style-name="P17">[RM_EVOL_DESCRIPTION]</text:p>
          </table:table-cell>
        </table:table-row>
      </table:table>
      <text:p text:style-name="P15"/>
      <text:p text:style-name="P16">Corretivas:</text:p>
      <text:p text:style-name="P11"/>
      <table:table table:name="corrective_table" table:style-name="corrective_5f_table">
        <table:table-column table:style-name="corrective_5f_table.A"/>
        <table:table-column table:style-name="corrective_5f_table.B"/>
        <table:table-row table:style-name="corrective_5f_table.1">
          <table:table-cell table:style-name="corrective_5f_table.A1" office:value-type="string">
            <text:p text:style-name="P12">RM</text:p>
          </table:table-cell>
          <table:table-cell table:style-name="corrective_5f_table.A1" office:value-type="string">
            <text:p text:style-name="P13">Descrição</text:p>
          </table:table-cell>
        </table:table-row>
        <table:table-row table:style-name="corrective_5f_table.2">
          <table:table-cell table:style-name="corrective_5f_table.A2" office:value-type="string">
            <text:p text:style-name="P6">[RM_CORRE_ID]</text:p>
          </table:table-cell>
          <table:table-cell table:style-name="corrective_5f_table.A2" office:value-type="string">
            <text:p text:style-name="P17">[RM_CORRE_DESCRIPTION]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ckground-color" style:family="paragraph" style:parent-style-name="Header" style:auto-update="true" style:master-page-name="">
      <style:graphic-properties draw:fill="solid" draw:fill-color="#83caff" draw:fill-image-width="0cm" draw:fill-image-height="0cm"/>
      <style:paragraph-properties style:page-number="auto" fo:background-color="#83caff">
        <style:background-image/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324b"/>
    </style:style>
    <style:style style:name="MP2" style:family="paragraph" style:parent-style-name="Footer">
      <style:text-properties officeooo:paragraph-rsid="0011324b"/>
    </style:style>
    <style:style style:name="M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MT1" style:family="text">
      <style:text-properties style:font-name="Avenir Book" fo:font-size="9pt" style:font-size-asian="9pt" style:font-name-complex="Arial1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83caff"/>
      </style:header-style>
      <style:footer-style>
        <style:header-footer-properties fo:min-height="0cm" fo:margin-left="0cm" fo:margin-right="0cm" fo:margin-top="0.499cm" fo:background-color="#83ca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127cm" svg:y="0.109cm" svg:width="9.26cm" svg:height="1.76cm" draw:z-index="0"><draw:image xlink:href="Pictures/100002010000022300000068621F4095.png" xlink:type="simple" xlink:show="embed" xlink:actuate="onLoad"/></draw:frame></text:p>
        <text:p text:style-name="MP1"/>
        <text:p text:style-name="MP1"/>
        <text:p text:style-name="MP1"/>
      </style:header>
      <style:footer>
        <text:p text:style-name="MP2"><text:tab/><text:span text:style-name="MT1">Joint-Venture Consenso Tecnologia e PCG Engenharia</text:span></text:p>
        <text:p text:style-name="MP3">Estrada de Belém, nº 342, 1º andar, Campo Grande, CEP: 52030-280 <text:s/>- Recife/PE</text:p>
        <text:p text:style-name="MP3">Fone: 81-3037-3901 – CNPJ 19.216.165/0001-23</text:p>
        <text:p text:style-name="MP3">http://www.gsan.com.br</text:p>
        <text:p text:style-name="Footer"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6-12-26T09:13:50.867000000</dc:date>
    <meta:editing-duration>PT36M56S</meta:editing-duration>
    <meta:editing-cycles>18</meta:editing-cycles>
    <meta:generator>LibreOffice/4.4.1.2$Windows_x86 LibreOffice_project/45e2de17089c24a1fa810c8f975a7171ba4cd432</meta:generator>
    <meta:document-statistic meta:table-count="2" meta:image-count="1" meta:object-count="0" meta:page-count="1" meta:paragraph-count="21" meta:word-count="64" meta:character-count="579" meta:non-whitespace-character-count="489"/>
  </office:meta>
</office:document-meta>
</file>